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4-09-09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4-08-07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4-06-11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4-05-08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4-04-08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4-03-05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4-01-09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3-12-04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3-11-08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3-10-09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3-09-02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3-07-07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3-06-05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3-05-04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3-04-12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3-03-09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3-02-07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3-01-11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2-12-07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2-11-09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2-10-13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2-09-08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2-08-09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2-07-12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2-04-12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2-03-03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2-02-0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2-01-11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1-12-08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1-11-08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1-10-05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1-09-02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1-07-02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1-06-08 0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1-05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1-04-05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1-03-11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1-02-08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1-01-08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0-12-04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0-11-03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0-10-06 2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0-09-11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0-08-06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0-07-08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0-05-06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0-04-07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0-03-03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0-02-04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20-01-08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9-11-01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9-10-01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9-09-06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9-07-02 0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9-06-04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9-05-01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9-04-0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9-03-04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9-02-04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9-01-09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8-12-06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8-11-01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8-10-01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8-09-0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8-06-01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8-05-10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8-04-02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8-03-05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8-02-02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8-01-03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7-12-01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7-11-01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7-08-02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7-07-05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7-06-02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7-05-04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7-04-04 0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7-03-02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7-02-01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7-01-03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6-12-05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6-11-02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6-10-04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6-09-07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6-06-0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6-05-02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6-04-04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6-03-03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6-02-01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6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5-12-02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5-11-0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5-10-05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5-09-02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5-08-04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5-07-06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5-06-02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5-05-06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5-03-3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5-03-0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5-02-04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5-01-06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4-12-02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4-11-04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4-10-02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4-09-03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4-06-09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4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4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4-02-05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4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3-12-0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3-11-05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3-10-02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3-05-30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3-03-06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3-02-06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3-01-08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2-12-03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2-11-05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2-10-0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2-08-06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2-07-09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2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2-05-07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2-03-01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2-02-09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2-01-03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1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1-1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1-10-04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1-09-06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1-08-0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1-06-07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1-05-04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1-04-05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1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1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0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0-1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0-10-05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0-09-07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0-08-09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0-06-30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0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0-03-08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0-02-02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10-01-13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9-12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9-11-09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9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9-08-12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9-05-11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9-04-06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9-03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9-02-03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9-01-06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8-12-08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8-11-10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8-10-07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8-09-09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8-06-30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8-06-10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8-05-05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8-04-03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8-03-06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8-02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8-01-08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7-12-05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7-11-05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7-10-0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7-09-04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7-06-12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7-05-08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7-04-04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7-03-05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7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6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6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6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6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6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6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6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6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6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6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6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5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5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5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5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5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5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5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5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5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4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4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4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4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4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4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4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4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4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4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4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3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3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3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3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3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3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3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3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3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2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2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2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2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2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2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2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2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2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1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1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1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1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1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1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1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1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1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1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1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0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0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0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0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0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0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0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0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0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0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2000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9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9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9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9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9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9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9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9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9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9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9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8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8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8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8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8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8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8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8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8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8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8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8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7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7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7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7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7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7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7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7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7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7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6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6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6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6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6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6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6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6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6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6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6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5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5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5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5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5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5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5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5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5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5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5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4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4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4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4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4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4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4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4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4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4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4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4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3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3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3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3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3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3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3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3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3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3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2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2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2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2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2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2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2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2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1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1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1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1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1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1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1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1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1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0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0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0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0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0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0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0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0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0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0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0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9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9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9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9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9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9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9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9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9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9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8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8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8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8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8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8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8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8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8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8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8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8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7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7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7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7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7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7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7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7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7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6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6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6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6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6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6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6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6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6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5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5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5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5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5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5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5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5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5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5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5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4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4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4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4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4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4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4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4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4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4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4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3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3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3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3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3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3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3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2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2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2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2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2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2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2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2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2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2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1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1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1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1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1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1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1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1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1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1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0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0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0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0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0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0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0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0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0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0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0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80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9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9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9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9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9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9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9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9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9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9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9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8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8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8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8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8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8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8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8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7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7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7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7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6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6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6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6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6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6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5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5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5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5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4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4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55106085501</text:p>
          </table:table-cell>
          <table:table-cell office:value-type="string" calcext:value-type="string">
            <text:p>197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86" meta:object-count="0"/>
    <meta:user-defined meta:name="AppVersion">3.0</meta:user-defined>
  </office:meta>
</office:document-meta>
</file>